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4063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4972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2.2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#</text:p>
          </table:table-cell>
          <table:table-cell table:style-name="ce4" office:value-type="string">
            <text:p>Schematic #s</text:p>
          </table:table-cell>
          <table:table-cell table:style-name="ce4" office:value-type="string">
            <text:p>Package</text:p>
          </table:table-cell>
          <table:table-cell table:style-name="ce2" office:value-type="string">
            <text:p>SMD/Through Hole</text:p>
          </table:table-cell>
          <table:table-cell table:style-name="ce4" office:value-type="string">
            <text:p>Digikey Part #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apacitor</text:p>
          </table:table-cell>
          <table:table-cell office:value-type="string">
            <text:p>0.01uF</text:p>
          </table:table-cell>
          <table:table-cell office:value-type="float" office:value="3">
            <text:p>3</text:p>
          </table:table-cell>
          <table:table-cell office:value-type="string">
            <text:p>C9, C14, C1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C2012X7R2A103K085AA/445-1343-1-ND/567648" xlink:type="simple">445-1343-1-ND</text:a></text:p>
          </table:table-cell>
          <table:table-cell table:style-name="ce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Capacitor</text:p>
          </table:table-cell>
          <table:table-cell office:value-type="string">
            <text:p>0.1uF</text:p>
          </table:table-cell>
          <table:table-cell office:value-type="float" office:value="5">
            <text:p>5</text:p>
          </table:table-cell>
          <table:table-cell office:value-type="string">
            <text:p>C1, C2, C18, C7, C1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CL21F104ZBCNNNC/1276-1007-1-ND/3889093" xlink:type="simple">1276-1007-1-ND</text:a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Resistor</text:p>
          </table:table-cell>
          <table:table-cell office:value-type="string">
            <text:p>1.6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1601V/P1.60KCCT-ND/1746822" xlink:type="simple">P1.60KCCT-ND</text:a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apacitor</text:p>
          </table:table-cell>
          <table:table-cell office:value-type="string">
            <text:p>1000uF</text:p>
          </table:table-cell>
          <table:table-cell office:value-type="float" office:value="1">
            <text:p>1</text:p>
          </table:table-cell>
          <table:table-cell office:value-type="string">
            <text:p>C20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065-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Capacitor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table:style-name="ce5" office:value-type="string">
            <text:p><text:a xlink:href="http://www.digikey.com/product-detail/en/PMK212BBJ107MG-T/587-3978-1-ND/4950532" xlink:type="simple">587-3978-1-ND</text:a>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Inductor</text:p>
          </table:table-cell>
          <table:table-cell office:value-type="string">
            <text:p>100u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673-N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Resistor</text:p>
          </table:table-cell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1002V/P10.0KCCT-ND/119248" xlink:type="simple">P10.0KCCT-ND</text:a>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apacitor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office:value-type="string">
            <text:p>C3, C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GRM219R60J106KE19D/490-3340-1-ND/702881" xlink:type="simple">490-3340-1-ND</text:a>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Resistor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153V/P15KACT-ND/19942" xlink:type="simple">P15KACT-ND</text:a>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Resistor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 office:value-type="string">
            <text:p>R2, R3, R4, R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P06J102V/P1.0KADCT-ND/525437" xlink:type="simple">P1.0KADCT-ND</text:a>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Resistor</text:p>
          </table:table-cell>
          <table:table-cell office:value-type="string">
            <text:p>2.21k</text:p>
          </table:table-cell>
          <table:table-cell office:value-type="float" office:value="4">
            <text:p>4</text:p>
          </table:table-cell>
          <table:table-cell office:value-type="string">
            <text:p>R24, R29, R31, R33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2211V/P2.21KCCT-ND/119056" xlink:type="simple">P2.21KCCT-ND</text:a>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Resistor</text:p>
          </table:table-cell>
          <table:table-cell office:value-type="string">
            <text:p>2.2k</text:p>
          </table:table-cell>
          <table:table-cell office:value-type="float" office:value="3">
            <text:p>3</text:p>
          </table:table-cell>
          <table:table-cell office:value-type="string">
            <text:p>R1, R16, R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222V/P2.2KACT-ND/93214" xlink:type="simple">P2.2KACT-ND</text:a>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Resistor</text:p>
          </table:table-cell>
          <table:table-cell office:value-type="string">
            <text:p>2.61k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A-6AEB2611V/P2.61KDACT-ND/3075051" xlink:type="simple">P2.61KDACT-ND</text:a>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Resistor</text:p>
          </table:table-cell>
          <table:table-cell office:value-type="string">
            <text:p>2.7k</text:p>
          </table:table-cell>
          <table:table-cell office:value-type="float" office:value="3">
            <text:p>3</text:p>
          </table:table-cell>
          <table:table-cell office:value-type="string">
            <text:p>R22, R26, R2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272V/P2.7KACT-ND/81772" xlink:type="simple">P2.7KACT-ND</text:a>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Resistor</text:p>
          </table:table-cell>
          <table:table-cell office:value-type="string">
            <text:p>2.8k</text:p>
          </table:table-cell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A-6AEB2801V/P2.8KDACT-ND/3075063" xlink:type="simple">P2.8KDACT-ND</text:a>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Resistor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13, R15, R1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22R0V/P22.0CCT-ND/1746835" xlink:type="simple">P22.0CCT-ND</text:a>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Capacitor</text:p>
          </table:table-cell>
          <table:table-cell office:value-type="string">
            <text:p>220uF</text:p>
          </table:table-cell>
          <table:table-cell office:value-type="float" office:value="3">
            <text:p>3</text:p>
          </table:table-cell>
          <table:table-cell office:value-type="string">
            <text:p>C19, C12, C1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579-ND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Inductor</text:p>
          </table:table-cell>
          <table:table-cell office:value-type="string">
            <text:p>25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5-5605-1-N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Resistor</text:p>
          </table:table-cell>
          <table:table-cell office:value-type="string">
            <text:p>3.57k</text:p>
          </table:table-cell>
          <table:table-cell office:value-type="float" office:value="2">
            <text:p>2</text:p>
          </table:table-cell>
          <table:table-cell office:value-type="string">
            <text:p>R30, R32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3571V/P3.57KCCT-ND/119119" xlink:type="simple">P3.57KCCT-ND</text:a>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Resistor</text:p>
          </table:table-cell>
          <table:table-cell office:value-type="string">
            <text:p>3.6k</text:p>
          </table:table-cell>
          <table:table-cell office:value-type="float" office:value="2">
            <text:p>2</text:p>
          </table:table-cell>
          <table:table-cell office:value-type="string">
            <text:p>R8, R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362V/P3.6KACT-ND/81763" xlink:type="simple">P3.6KACT-ND</text:a>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CAP</text:p>
          </table:table-cell>
          <table:table-cell office:value-type="string">
            <text:p>33pF</text:p>
          </table:table-cell>
          <table:table-cell office:value-type="float" office:value="3">
            <text:p>3</text:p>
          </table:table-cell>
          <table:table-cell office:value-type="string">
            <text:p>C4, C5, C6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CL21C330JBANNNC/1276-1105-1-ND/3889191" xlink:type="simple">1276-1105-1-ND</text:a>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Resistor</text:p>
          </table:table-cell>
          <table:table-cell office:value-type="string">
            <text:p>4.7k</text:p>
          </table:table-cell>
          <table:table-cell office:value-type="float" office:value="3">
            <text:p>3</text:p>
          </table:table-cell>
          <table:table-cell office:value-type="string">
            <text:p>R6, R12, R1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472V/P4.7KACT-ND/82468" xlink:type="simple">P4.7KACT-ND</text:a>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Resistor</text:p>
          </table:table-cell>
          <table:table-cell office:value-type="string">
            <text:p>4.99k</text:p>
          </table:table-cell>
          <table:table-cell office:value-type="float" office:value="2">
            <text:p>2</text:p>
          </table:table-cell>
          <table:table-cell office:value-type="string">
            <text:p>R23, R34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ENF4991V/P4.99KCCT-ND/119161" xlink:type="simple">P4.99KCCT-ND</text:a>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CAP</text:p>
          </table:table-cell>
          <table:table-cell office:value-type="string">
            <text:p>470uF</text:p>
          </table:table-cell>
          <table:table-cell office:value-type="float" office:value="3">
            <text:p>3</text:p>
          </table:table-cell>
          <table:table-cell office:value-type="string">
            <text:p>C11, C16, C17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P14419-N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Resistor</text:p>
          </table:table-cell>
          <table:table-cell office:value-type="string">
            <text:p>47k</text:p>
          </table:table-cell>
          <table:table-cell office:value-type="float" office:value="3">
            <text:p>3</text:p>
          </table:table-cell>
          <table:table-cell office:value-type="string">
            <text:p>R10, R14, R2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ERJ-6GEYJ473V/P47KACT-ND/2853" xlink:type="simple">P47KACT-ND</text:a>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Inductor</text:p>
          </table:table-cell>
          <table:table-cell office:value-type="string">
            <text:p>50uH</text:p>
          </table:table-cell>
          <table:table-cell office:value-type="float" office:value="2">
            <text:p>2</text:p>
          </table:table-cell>
          <table:table-cell office:value-type="string">
            <text:p>L2, L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548-ND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Alien Power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BAS16 Diod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BAS16-TP/BAS16TPMSCT-ND/717314" xlink:type="simple">BAS16TPMSCT-ND</text:a>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Battery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NONE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DB9 Male Serial Connector 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table:style-name="ce5" office:value-type="string">
            <text:p><text:a xlink:href="http://www.digikey.com/product-detail/en/1734354-1/A35107-ND/1279820" xlink:type="simple">A35107-ND</text:a>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Schottky Diod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6, D7, D8, D9</text:p>
          </table:table-cell>
          <table:table-cell office:value-type="string">
            <text:p>TO-220-2</text:p>
          </table:table-cell>
          <table:table-cell office:value-type="string">
            <text:p>TH</text:p>
          </table:table-cell>
          <table:table-cell office:value-type="string">
            <text:p>MBR745GOS-ND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IMD2AT10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SOT-457</text:p>
          </table:table-cell>
          <table:table-cell office:value-type="string">
            <text:p>SMD</text:p>
          </table:table-cell>
          <table:table-cell office:value-type="string">
            <text:p>IMD2AT108CT-N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LE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1, D2, D4, D5</text:p>
          </table:table-cell>
          <table:table-cell office:value-type="string">
            <text:p>T-1 (3mm)</text:p>
          </table:table-cell>
          <table:table-cell office:value-type="string">
            <text:p>TH</text:p>
          </table:table-cell>
          <table:table-cell table:style-name="ce5" office:value-type="string">
            <text:p>160-1958-ND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LT107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8, U9</text:p>
          </table:table-cell>
          <table:table-cell office:value-type="string">
            <text:p>TO-220-7</text:p>
          </table:table-cell>
          <table:table-cell office:value-type="string">
            <text:p>TH</text:p>
          </table:table-cell>
          <table:table-cell table:style-name="ce5" office:value-type="string">
            <text:p><text:a xlink:href="http://www.digikey.com/product-detail/en/LT1074CT7%23PBF/LT1074CT7%23PBF-ND/890616" xlink:type="simple">LT1074CT7#PBF-ND</text:a>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LT117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6, U10</text:p>
          </table:table-cell>
          <table:table-cell office:value-type="string">
            <text:p>8 Pin DIP </text:p>
          </table:table-cell>
          <table:table-cell office:value-type="string">
            <text:p>TH</text:p>
          </table:table-cell>
          <table:table-cell office:value-type="string">
            <text:p>LT1176CN8#PBF-N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LT1965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string">
            <text:p>5-DDPACK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LT1965EQ%23PBF/LT1965EQ%23PBF-ND/1767807" xlink:type="simple">LT1965EQ#PBF-ND</text:a>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LTC2951-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TSOT23-8</text:p>
          </table:table-cell>
          <table:table-cell office:value-type="string">
            <text:p>SMD</text:p>
          </table:table-cell>
          <table:table-cell office:value-type="string">
            <text:p>LTC2951ITS8-1#TRMPBFCT-ND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NPN Transistor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Q1, Q2, Q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MMBT2222A-TP/MMBT2222ATPMSCT-ND/717394" xlink:type="simple">MMBT2222ATPMSCT-ND</text:a>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PIC32MX250F128B Microcontroll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28 Pin DIP</text:p>
          </table:table-cell>
          <table:table-cell office:value-type="string">
            <text:p>TH</text:p>
          </table:table-cell>
          <table:table-cell table:style-name="ce5" office:value-type="string">
            <text:p><text:a xlink:href="http://www.digikey.com/product-detail/en/PIC32MX250F128B-I%2FSP/PIC32MX250F128B-I%2FSP-ND/3046657" xlink:type="simple">PIC32MX250F128B-I/SP-ND</text:a>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Pickit3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5x1 Male Header</text:p>
          </table:table-cell>
          <table:table-cell office:value-type="string">
            <text:p>TH</text:p>
          </table:table-cell>
          <table:table-cell table:style-name="ce5" office:value-type="string">
            <text:p><text:a xlink:href="http://www.digikey.com/product-detail/en/GRPB051VWVN-RC/S9014E-05-ND/1786441" xlink:type="simple">S9014E-05-ND</text:a>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SIM Slot (Hing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Hinged SIM slot</text:p>
          </table:table-cell>
          <table:table-cell office:value-type="string">
            <text:p>SMD</text:p>
          </table:table-cell>
          <table:table-cell table:style-name="ce5" office:value-type="string">
            <text:p>WM3284CT-ND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Pushbutton Switch (Mom. Clos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Wired through case</text:p>
          </table:table-cell>
          <table:table-cell office:value-type="string">
            <text:p>N/A</text:p>
          </table:table-cell>
          <table:table-cell table:style-name="ce5" office:value-type="string">
            <text:p>GH7270-ND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UC15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30x2 Female Header (1.27 mm pitch)</text:p>
          </table:table-cell>
          <table:table-cell office:value-type="string">
            <text:p>SMD</text:p>
          </table:table-cell>
          <table:table-cell table:style-name="ce5" office:value-type="string">
            <text:p><text:a xlink:href="http://www.digikey.com/product-detail/en/20021321-00060T4LF/609-3781-ND/2209134" xlink:type="simple">609-3781-ND</text:a></text:p>
          </table:table-cell>
          <table:table-cell/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2T01:00:26</dc:date>
    <dc:creator>elliot </dc:creator>
    <meta:generator>LibreOffice/3.5$Linux_X86_64 LibreOffice_project/350m1$Build-2</meta:generator>
    <meta:editing-duration>P2DT9H7M42S</meta:editing-duration>
    <meta:editing-cycles>26</meta:editing-cycles>
    <meta:document-statistic meta:table-count="1" meta:cell-count="352" meta:object-count="0"/>
  </office:meta>
</office:document-meta>
</file>